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text-position="0% 100%" style:font-name="Times New Roman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text-position="super 58%" style:font-name="Times New Roman"/>
    </style:style>
    <style:style style:name="T9" style:family="text">
      <style:text-properties style:text-line-through-style="none"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Cyrus; Zerubabel; King Jehojachin; Carius Hystapsi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2d Historical lecture./</text:p>
      <text:p text:style-name="P2"/>
      <text:p text:style-name="P3">[Page 1]</text:p>
      <text:p text:style-name="P3">Brethren. <text:s/>In my last lecture I remarked, that all which/ I might say <text:span text:style-name="T2">about</text:span><text:span text:style-name="T5"> respecting the condition of the exiles in Babylon/ previous to the restoration, was an inferential and not a positive/ statement drawn from historical sources. <text:s/>I also argued/ that the admonitions of Ezekiel addressed to his coreligionists/ who had been carried with him as captives, not less than/ to those who still remained in Palestine, would seem to show/ the want of a general return to the religion of Moses./</text:span></text:p>
      <text:p text:style-name="P3"><text:span text:style-name="T5">What </text:span><text:span text:style-name="T2">had</text:span><text:span text:style-name="T5"> happened since the death of the prophet, to bring about a change for the better in/ the feelings of our people, </text:span><text:span text:style-name="T2">after the death of their prophet,</text:span><text:span text:style-name="T5">/ is no more certain than other events of that period. <text:s/>It/ has been supposed </text:span><text:span text:style-name="T2">by some</text:span><text:span text:style-name="T5">--and it may not be improbable--that political agitations in the/ country of the dispersion, exposed our ancestors to perse-/-cutions, and, as reverses are mostly a wholesome schooling,/ the half-hearted Judeans were transformed by misfortunes/ into rigid adherents of the Law. <text:s/>Greek historians/ have not deemed it worth their while to speak at any length of our/ people in connection with the fall or rise of nations, among/ whom we dwelt and whose annals they handed down./ <text:s/>A rare allusion scattered among their writings, is not even a glimmer of light, when we need clear/ facts./</text:span></text:p>
      <text:p text:style-name="P3"><text:span text:style-name="T5"/></text:p>
      <text:p text:style-name="P3"><text:span text:style-name="T5">[Page 2]</text:span></text:p>
      <text:p text:style-name="P3"><text:span text:style-name="T5">Modern discoveries, specially in the art of deciphering/ inscriptions on Assyrian and Chaldean </text:span><text:soft-page-break/><text:span text:style-name="T5">monuments, or what/ is now called cuneiform writings, will, when further ad-/-vanced, help us very considerably. <text:s/>But for the present,/ we must rest satisfied with the slight information in-/-directly afforded by the Bible./</text:span></text:p>
      <text:p text:style-name="P3"><text:span text:style-name="T5">In the </text:span><text:span text:style-name="T2">lo</text:span><text:span text:style-name="T5"> book of Daniel King Darius is styled "the Median."/ <text:s/>We learn therefore that the dreaded Babylon, which had/ conquered the once mighty Assyrian was in turn </text:span><text:span text:style-name="T2">blotted out</text:span><text:span text:style-name="T5"> crushed by/ another great power. <text:s/>Media allied to Persia gained the mastery/ over the band to which our fathers had been banished. <text:s/>When/ Cyrus, who is described by sacred and profane historians as/ brave and generous, mounted the throne, a bright era of pro-/-mise opened for the Judeans. <text:s/>"The ransomed of the Lord shall/ return, and come to Zion with songs and everlasting joy upon their/ heads: they shall obtain gladness and joy, and sorrow and </text:span><text:span text:style-name="T2">siging</text:span><text:span text:style-name="T5"> sighying[sic!]/ shall flee away." <text:s/>This olden prophecy must have then/ inspirited the dejected. <text:s/>For thou a new generation/ has been born since the blinded and shackled Zedekiah had/ ended his life in a Chaldean prison, the memories of the past/ still lingered with the aged, and in those painful memories the/ young were reared. <text:s/>Love for the desolate home was kept alive in many/ a breast./</text:span></text:p>
      <text:p text:style-name="P3"><text:span text:style-name="T5"/></text:p>
      <text:p text:style-name="P3"><text:span text:style-name="T5">[Page 3]</text:span></text:p>
      <text:p text:style-name="P3"><text:span text:style-name="T5">Psalm CII is unquestionably an outburst of patriotic/ sentiments. <text:s/>The writer feels distressed; for his life is drawing/ to a close and the spot whose stones are held dear; whose very/ dust is cherished, lies yet in ruin. <text:s/>"Thou wilt rise O Lord! and/ have pity on Zion," the exile exclaims. <text:s/>Men burning with/ such zeal </text:span><text:span text:style-name="T2">must have</text:span><text:span text:style-name="T5"> could not have been rare. <text:s/>They must have enkindled hope when recalling the declaration of Jeremiah/ uttered within their own hearing. <text:s/>"Thus says the Lord, when seven-/-ty years shall have been completed by Babylon I will visit/ you." <text:s/>Should it </text:span><text:span text:style-name="T2">also likewise</text:span><text:span text:style-name="T5"> also be true--as a legend tells--that Synagogues/ existed at that period, the prayers and the preaching of/ the enthusiastic must have contributed incalculably to/ inspire a longing for a reconstruction of the Hebrew/ nationality. <text:s/>Cyrus may have been consulted/ on the subject by some of the most influential of our an-/-cestors, who in various capacities had free access to the/ royal courts./</text:span></text:p>
      <text:p text:style-name="P3"><text:span text:style-name="T5">I myself had </text:span><text:span text:style-name="T2">formerly</text:span><text:span text:style-name="T5"> always shared the opinion prevalent among/ scholars that a similarity of religious doctrine had actuated/ </text:span><text:span text:style-name="T2">Cyrus</text:span><text:span text:style-name="T5"> our deliverer in his proclamation. <text:s/>Not alone its wording/ as reported in our Bible led me to think so,/</text:span></text:p>
      <text:p text:style-name="P3"><text:span text:style-name="T5"/></text:p>
      <text:p text:style-name="P3"><text:span text:style-name="T5">[Page 4]</text:span></text:p>
      <text:p text:style-name="P3"><text:span text:style-name="T5">but also the general impression that the illustrious/ Chief, whose valor and sagacity made him the sole/ monarch of Asia, had been the folly of idolatry and dis-/-carded it. <text:s/>Zoroaster had founded a new belief which/ admitted no more than one god. <text:s/>His was represented in/ a twofold character by the element which preserves life/ and destroys it--by fire. <text:s/>The sun, as its symbol, was/ paid homage to. <text:s/>You perceive the remarkable im-/-provement which that worship was over the </text:span><text:span text:style-name="T2">polytheism</text:span><text:span text:style-name="T5"> multiform </text:span><text:span text:style-name="T2">varied</text:span><text:span text:style-name="T5"> and demoralising idolatry/ of the ancients. <text:s/>Cyrus who had adopted it, may/ have felt deep sympathy </text:span><text:span text:style-name="T2">the</text:span><text:span text:style-name="T5"> for an enslaved race that/ lamented the loss of a country, where an all-sustaining spirit/ had a sanctuary. <text:s/>Recently, however, my opi-/-nion has been somewhat shaken, though not upset, by/ the writing of a learned critic. <text:s/>He asserts that old cu-/-neiform inscriptions, now legible, prove Cyrus a confirmed/ polytheist. <text:s/>He farther contends that the edict of the Medo-/Persian ruler was a mere stroke of policy. <text:s/>By delivering the/ Judeans from bondage, </text:span><text:span text:style-name="T2">Cyrus</text:span><text:span text:style-name="T5"> the liberator would secure to himself an open/ road to his contemplated conquests. <text:s/>Aiming severe blows at/ Egypt, he would set a friendly and grateful people in ter-/-ritories, which gave him an unimpeded passage from Asia to Africa./</text:span></text:p>
      <text:p text:style-name="P3"><text:span text:style-name="T5"/></text:p>
      <text:p text:style-name="P3"><text:span text:style-name="T5">[Page 5]</text:span></text:p>
      <text:p text:style-name="P3"><text:span text:style-name="T5">I am not ready to accept those views, knowing how/ deceptive have been the hopes of </text:span><text:span text:style-name="T2">having gained</text:span><text:span text:style-name="T5"> obtaining the key/ for </text:span><text:span text:style-name="T2">the</text:span><text:span text:style-name="T5"> a perfect deciphering of those inscriptions. <text:s/>But what-/-ever the real motive of </text:span><text:span text:style-name="T2">our liberator the great</text:span><text:span text:style-name="T5"> Cyrus was, none will deny/ that he displayed </text:span><text:span text:style-name="T2">great</text:span><text:span text:style-name="T5"> great magnanimity towards </text:span><text:soft-page-break/><text:span text:style-name="T5">our ancestors./ <text:s/>Besides his having returned the sacred vessels of the Temple,/ which Nebuchadnezzar had carried as trophies to Baby-/-lon; besides his having ordered that those disposed to go/ back to Palestine should receive substantial aid from all his/ subjects, he appointed over the Judeans, as Pasha, or Governor,/ a man of their own religion, enjoying the highest repu-/-tation. <text:s/>Zerubabel, great grand-</text:span><text:span text:style-name="T2">child</text:span><text:span text:style-name="T5"> son of King Jeho-/-jachin became the leader of his zealous brethren, and he,/ with praise worthy modesty, associated to himself a man/ equally venerated--Joshua the priest of the family of Zadok./</text:span></text:p>
      <text:p text:style-name="P3"><text:span text:style-name="T5"><text:tab/>What follows </text:span><text:span text:style-name="T2">what that which</text:span><text:span text:style-name="T5"> the statements I have hitherto </text:span><text:span text:style-name="T2">narrated related</text:span><text:span text:style-name="T5"> presented is chro-/-nicled in the Scriptures, and each of my hearers can read it in/ the books of Ezra and Nehemiah. <text:s/></text:span><text:span text:style-name="T2">Still</text:span><text:span text:style-name="T5"> Nevertheless, it may not/ be amiss before we proceed with post-biblical narratives,/ to cast a cursory glance at events which occurred im-/-mediately after the restoration./</text:span></text:p>
      <text:p text:style-name="P3"><text:span text:style-name="T5">The number of our people who voluntarily chose to make/</text:span></text:p>
      <text:p text:style-name="P3"><text:span text:style-name="T5"/></text:p>
      <text:p text:style-name="P3"><text:span text:style-name="T5">[Page 6]</text:span></text:p>
      <text:p text:style-name="P3"><text:span text:style-name="T5">their home again in the patriarchal land, was com-/-paratively small. <text:s/>The largest majority of the Israelites/ whom Assyria had transported to the dominions she then/ possessed, but which now belonged to Cyrus, stayed/ back. <text:s/>Nor did the tribes of Judah and Benjamin/ fully return. <text:s/>All told, </text:span><text:span text:style-name="T2">comprising</text:span><text:span text:style-name="T5"> including priests, levites/ and Nethunim, or servants, did not amount to fifty/ thousands. <text:s/>Still those who revisited Zion wee sterling patriots, men truly actuated/ by righteous intentions. <text:s/>Puritans they have been inaptly called: no, they were the avant-guard or God's army. <text:s/>Their inspired contemporary might/ well apply to them his sentence "Not by might and/ not by power, but only by My Spirit says the Lord of/ hosts." <text:s/></text:span><text:span text:style-name="T2">Those who had</text:span><text:span text:style-name="T5"> The newly arrived would not have con-/-sidered any sacrifice too great to accomplish their sacred object./ <text:s/>They erected a temporary altar and held there the daily service./ <text:s/>They engaged Phoenicians, who were proverbially skilled/ in cutting down trees and preparing timber, and made/ every arrangement for reconstructing the Temple. <text:s/>The/ corner stone was laid with deep solemnity amidst devo-/-tional songs with which the sobbing of the aged, who remem-/-bered Solomon's temple </text:span><text:span text:style-name="T2">became</text:span><text:span text:style-name="T5"> loudly mingled./</text:span></text:p>
      <text:p text:style-name="P3"><text:span text:style-name="T5"/></text:p>
      <text:p text:style-name="P3"><text:span text:style-name="T5">[Page 7]</text:span></text:p>
      <text:p text:style-name="P3"><text:span text:style-name="T5"><text:tab/>"Oh give thanks unto the Lord who is good, for His/ mercy endureth for ever." <text:s/>This national anthem resounded again upon the soil, where/ it had first burst forth from the hearts of happy thousands,/ on the day that David carried the Ark of the testimony to the ca-/-pital of his </text:span><text:span text:style-name="T2">kingdom</text:span><text:span text:style-name="T5"> realm. <text:s/>A speedy issue to the auspicious/ beginning was anticipated, but unfortunately it was not reali-/-zed. <text:s/>The jealousy of neighboring tribes, </text:span><text:span text:style-name="T2">that</text:span><text:span text:style-name="T5"> who had/ peopled the portion of the country forming [?] the Kingdom/ of Israel--specially the ill-will of the Catheans or Samaritans,/ harassed the workers and maliciously caused the suspension of the work./ <text:s/>After the death of Cyrus, those who could not bear to see/ the new colony </text:span><text:span text:style-name="T2">so greatly</text:span><text:span text:style-name="T5"> signally favored by the Persian govern-/-ment, grew very daring. <text:s/>By preferring direct/ charges before the authorities, they succeeded in </text:span><text:span text:style-name="T2">arising</text:span><text:span text:style-name="T5"> arousing dark/ suspicions against our people, and stopping altogether the </text:span><text:span text:style-name="T2">sacred</text:span><text:span text:style-name="T5"> holy/ undertaking. <text:s/>Fifteen years passed away in/ inactivity. <text:s/>Private dwellings were being slowly set up, but/ the Temple remained unbuilt. <text:s/>Then prophets arose and/ spoke. <text:s/>Hagga</text:span><text:span text:style-name="T6">ï</text:span><text:span text:style-name="T7"> addressed stirredly </text:span><text:span text:style-name="T3">up</text:span><text:span text:style-name="T7"> words to Zerubabel, the governor;/ Zachariah with pointed figures and allegories, </text:span><text:span text:style-name="T3">and figures</text:span><text:span text:style-name="T7"> with glowing de-</text:span><text:span text:style-name="T8">2</text:span><text:span text:style-name="T9">/-clarations and predictions</text:span><text:span text:style-name="T8">1</text:span><text:span text:style-name="T9">, </text:span><text:span text:style-name="T4">reanimated</text:span><text:span text:style-name="T9"> revivified the public spirit./ <text:s/>The labor was proceeding well </text:span><text:span text:style-name="T4">when</text:span><text:span text:style-name="T9"> and the laborers rejoiced suddenly the right to do it was again/ challenged./</text:span></text:p>
      <text:p text:style-name="P3"><text:span text:style-name="T9"/></text:p>
      <text:p text:style-name="P3"><text:span text:style-name="T9">[Page 8]</text:span></text:p>
      <text:p text:style-name="P3"><text:span text:style-name="T9">But Providence had raised a mighty protector; a worthy/ </text:span><text:span text:style-name="T4">Happily</text:span><text:span text:style-name="T9"> successor of Cyrus. <text:s/>Carius Hystaspis, the ruling sovereign, when/ appealed to, confirmed the edict of </text:span><text:span text:style-name="T4">Cyrus</text:span><text:span text:style-name="T9"> his predecessor. <text:s/>In language/ which reveals in him sentiments of generosity </text:span><text:span text:style-name="T4">like those</text:span><text:span text:style-name="T9"> not </text:span><text:span text:style-name="T4">at all</text:span><text:span text:style-name="T9"> suf-/</text:span><text:span text:style-name="T4">of his illustrious predecessors</text:span><text:span text:style-name="T9"> -fering at all in comparison with those of the first and most illustrious king </text:span><text:span text:style-name="T4">of</text:span><text:span text:style-name="T9"> who had sat on the </text:span><text:span text:style-name="T4">throne </text:span><text:soft-page-break/><text:span text:style-name="T4">of</text:span><text:span text:style-name="T9"> Medio </text:span><text:span text:style-name="T4">and</text:span><text:span text:style-name="T9"> Persian throne,/ he ordered that </text:span><text:span text:style-name="T4">that</text:span><text:span text:style-name="T9"> every facility be lent for the completion/ of the house of God, for promoting its </text:span><text:span text:style-name="T4">service</text:span><text:span text:style-name="T9"> worship, and for making/ the settlement of the Judeans in their ancient home, a re-/-sidence of security and ease. <text:s/>Under his auspices, the Temple/ on mount Moriah </text:span><text:span text:style-name="T4">arose</text:span><text:span text:style-name="T9"> lifted up its turrets a second time </text:span><text:span text:style-name="T4">in its glory</text:span><text:span text:style-name="T9"> heavenward. <text:s/>The/ dedication was </text:span><text:span text:style-name="T4">was</text:span><text:span text:style-name="T9"> an occasion of national triumph. <text:s/>Our Hebrew/ sources reckon the hundred of animals slaughtered at its cele-/-bration. <text:s/>In my next lecture I shall describe a service more ac-/-ceptable to the Deity than the blood of rams, and </text:span><text:span text:style-name="T4">present</text:span><text:span text:style-name="T9"> shall introduce to your/ </text:span><text:span text:style-name="T4">to you</text:span><text:span text:style-name="T9"> acquaintance some of the men who gave our people eternity on earth by means/ of that </text:span><text:span text:style-name="T4">service</text:span><text:span text:style-name="T9"> soul-exalting service--prayers and the study/ of the holy Tora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31:05.47</meta:creation-date>
    <meta:document-statistic meta:table-count="0" meta:image-count="0" meta:object-count="0" meta:page-count="5" meta:paragraph-count="83" meta:word-count="1880" meta:character-count="11899"/>
    <dc:date>2012-11-29T14:35:08.91</dc:date>
    <meta:editing-duration>PT14M21S</meta:editing-duration>
    <meta:editing-cycles>1</meta:editing-cycles>
    <meta:generator>OpenOffice.org/3.4.1$Win32 OpenOffice.org_project/341m1$Build-9593</meta:generator>
  </office:meta>
</office:document-meta>
</file>